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19" table:default-cell-style-name="Default"/>
        <table:table-row table:style-name="ro1">
          <table:table-cell office:value-type="string">
            <text:p>Pp. No</text:p>
          </table:table-cell>
          <table:table-cell office:value-type="string">
            <text:p>Block</text:p>
          </table:table-cell>
          <table:table-cell office:value-type="string">
            <text:p>Real</text:p>
          </table:table-cell>
          <table:table-cell office:value-type="string">
            <text:p>Accurate</text:p>
          </table:table-cell>
          <table:table-cell office:value-type="string">
            <text:p>Truth</text:p>
          </table:table-cell>
          <table:table-cell office:value-type="string">
            <text:p>Fake</text:p>
          </table:table-cell>
          <table:table-cell office:value-type="string">
            <text:p>Lies</text:p>
          </table:table-cell>
          <table:table-cell office:value-type="string">
            <text:p>Inaccurate</text:p>
          </table:table-cell>
          <table:table-cell table:style-name="Default" office:value-type="string">
            <text:p>Conventional</text:p>
          </table:table-cell>
          <table:table-cell table:style-name="Default" office:value-type="string">
            <text:p>Pills</text:p>
          </table:table-cell>
          <table:table-cell table:style-name="Default" office:value-type="string">
            <text:p>Cream</text:p>
          </table:table-cell>
          <table:table-cell office:value-type="string">
            <text:p>Injections</text:p>
          </table:table-cell>
          <table:table-cell office:value-type="string">
            <text:p>Nurse</text:p>
          </table:table-cell>
          <table:table-cell office:value-type="string">
            <text:p>Doctor</text:p>
          </table:table-cell>
          <table:table-cell office:value-type="string">
            <text:p>Pharmacist</text:p>
          </table:table-cell>
          <table:table-cell office:value-type="string">
            <text:p>Medicine</text:p>
          </table:table-cell>
          <table:table-cell office:value-type="string">
            <text:p>Alternative</text:p>
          </table:table-cell>
          <table:table-cell office:value-type="string">
            <text:p>Acupuncture</text:p>
          </table:table-cell>
          <table:table-cell office:value-type="string">
            <text:p>Reiki.Master</text:p>
          </table:table-cell>
          <table:table-cell office:value-type="string">
            <text:p>Acupuncturist</text:p>
          </table:table-cell>
          <table:table-cell office:value-type="string">
            <text:p>Reiki</text:p>
          </table:table-cell>
          <table:table-cell office:value-type="string">
            <text:p>Flower.essence</text:p>
          </table:table-cell>
          <table:table-cell office:value-type="string">
            <text:p>Homeopathy</text:p>
          </table:table-cell>
          <table:table-cell office:value-type="string">
            <text:p>Homeopathist</text:p>
          </table:table-cell>
          <table:table-cell office:value-type="string">
            <text:p>ConvReal</text:p>
          </table:table-cell>
          <table:table-cell office:value-type="string">
            <text:p>ConvFake</text:p>
          </table:table-cell>
          <table:table-cell office:value-type="string">
            <text:p>AltReal</text:p>
          </table:table-cell>
          <table:table-cell office:value-type="string">
            <text:p>AltFake</text:p>
          </table:table-cell>
          <table:table-cell office:value-type="string">
            <text:p>IATScoreConv</text:p>
          </table:table-cell>
          <table:table-cell office:value-type="string">
            <text:p>IATScoreAlt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(506+849)/2" office:value-type="float" office:value="677.5">
            <text:p>677.5</text:p>
          </table:table-cell>
          <table:table-cell table:formula="of:=(673+921)/2" office:value-type="float" office:value="797">
            <text:p>797</text:p>
          </table:table-cell>
          <table:table-cell table:formula="of:=(1569+955)/2" office:value-type="float" office:value="1262">
            <text:p>1262</text:p>
          </table:table-cell>
          <table:table-cell office:value-type="float" office:value="1212">
            <text:p>1212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number-columns-repeated="3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float" office:value="2073">
            <text:p>2073</text:p>
          </table:table-cell>
          <table:table-cell office:value-type="string">
            <text:p>NA</text:p>
          </table:table-cell>
          <table:table-cell table:style-name="ce1" office:value-type="string">
            <text:p>NA</text:p>
          </table:table-cell>
          <table:table-cell office:value-type="float" office:value="599">
            <text:p>599</text:p>
          </table:table-cell>
          <table:table-cell table:formula="of:=(1791+1351)/2" office:value-type="float" office:value="1571">
            <text:p>1571</text:p>
          </table:table-cell>
          <table:table-cell table:formula="of:=(582+1268)/2" office:value-type="float" office:value="925">
            <text:p>925</text:p>
          </table:table-cell>
          <table:table-cell table:number-columns-repeated="4" office:value-type="string">
            <text:p>NA</text:p>
          </table:table-cell>
          <table:table-cell office:value-type="float" office:value="1489">
            <text:p>1489</text:p>
          </table:table-cell>
          <table:table-cell table:formula="of:=(2149+839)/2" office:value-type="float" office:value="1494">
            <text:p>1494</text:p>
          </table:table-cell>
          <table:table-cell table:number-columns-repeated="9"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6">
            <text:p>736</text:p>
          </table:table-cell>
          <table:table-cell office:value-type="string">
            <text:p>NA</text:p>
          </table:table-cell>
          <table:table-cell office:value-type="float" office:value="795">
            <text:p>795</text:p>
          </table:table-cell>
          <table:table-cell office:value-type="float" office:value="1626">
            <text:p>1626</text:p>
          </table:table-cell>
          <table:table-cell table:style-name="ce1" office:value-type="string">
            <text:p>NA</text:p>
          </table:table-cell>
          <table:table-cell office:value-type="float" office:value="1198">
            <text:p>1198</text:p>
          </table:table-cell>
          <table:table-cell table:number-columns-repeated="2" office:value-type="string">
            <text:p>NA</text:p>
          </table:table-cell>
          <table:table-cell table:style-name="Default" office:value-type="float" office:value="673">
            <text:p>673</text:p>
          </table:table-cell>
          <table:table-cell table:style-name="ce1" office:value-type="string">
            <text:p>NA</text:p>
          </table:table-cell>
          <table:table-cell office:value-type="string">
            <text:p>NA</text:p>
          </table:table-cell>
          <table:table-cell table:formula="of:=847+2562" office:value-type="float" office:value="3409">
            <text:p>3409</text:p>
          </table:table-cell>
          <table:table-cell/>
          <table:table-cell table:number-columns-repeated="4" office:value-type="string">
            <text:p>NA</text:p>
          </table:table-cell>
          <table:table-cell table:formula="of:=(1050+1409)/2" office:value-type="float" office:value="1229.5">
            <text:p>1229.5</text:p>
          </table:table-cell>
          <table:table-cell table:number-columns-repeated="4" office:value-type="string">
            <text:p>NA</text:p>
          </table:table-cell>
          <table:table-cell office:value-type="float" office:value="2041">
            <text:p>2041</text:p>
          </table:table-cell>
          <table:table-cell table:number-columns-repeated="2" office:value-type="string">
            <text:p>NA</text:p>
          </table:table-cell>
          <table:table-cell office:value-type="float" office:value="1635.25">
            <text:p>1635.25</text:p>
          </table:table-cell>
          <table:table-cell office:value-type="float" office:value="803.75">
            <text:p>803.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93">
            <text:p>1193</text:p>
          </table:table-cell>
          <table:table-cell table:formula="of:=(9847+1746)/2" office:value-type="float" office:value="5796.5">
            <text:p>5796.5</text:p>
          </table:table-cell>
          <table:table-cell table:formula="of:=(1836+1517)/2" office:value-type="float" office:value="1676.5">
            <text:p>1676.5</text:p>
          </table:table-cell>
          <table:table-cell/>
          <table:table-cell table:formula="of:=(938+899)/2" office:value-type="float" office:value="918.5">
            <text:p>918.5</text:p>
          </table:table-cell>
          <table:table-cell table:formula="of:=(2157+963)/2" office:value-type="float" office:value="1560">
            <text:p>1560</text:p>
          </table:table-cell>
          <table:table-cell table:number-columns-repeated="3" office:value-type="string">
            <text:p>NA</text:p>
          </table:table-cell>
          <table:table-cell table:style-name="ce1" office:value-type="string">
            <text:p>NA</text:p>
          </table:table-cell>
          <table:table-cell table:number-columns-repeated="18"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67">
            <text:p>967</text:p>
          </table:table-cell>
          <table:table-cell office:value-type="string">
            <text:p>NA</text:p>
          </table:table-cell>
          <table:table-cell table:formula="of:=(1420+1103)/2" office:value-type="float" office:value="1261.5">
            <text:p>1261.5</text:p>
          </table:table-cell>
          <table:table-cell table:formula="of:=(1677+1524)/2" office:value-type="float" office:value="1600.5">
            <text:p>1600.5</text:p>
          </table:table-cell>
          <table:table-cell office:value-type="float" office:value="1332">
            <text:p>1332</text:p>
          </table:table-cell>
          <table:table-cell table:formula="of:=(2756+2169+1571)/3" office:value-type="float" office:value="2165.33333333333">
            <text:p>2165.33</text:p>
          </table:table-cell>
          <table:table-cell office:value-type="string">
            <text:p>NA</text:p>
          </table:table-cell>
          <table:table-cell table:style-name="Default" office:value-type="float" office:value="1251">
            <text:p>1251</text:p>
          </table:table-cell>
          <table:table-cell table:style-name="Default" office:value-type="float" office:value="878">
            <text:p>878</text:p>
          </table:table-cell>
          <table:table-cell office:value-type="float" office:value="998">
            <text:p>998</text:p>
          </table:table-cell>
          <table:table-cell office:value-type="float" office:value="1822">
            <text:p>1822</text:p>
          </table:table-cell>
          <table:table-cell table:number-columns-repeated="6" office:value-type="string">
            <text:p>NA</text:p>
          </table:table-cell>
          <table:table-cell office:value-type="float" office:value="1826">
            <text:p>1826</text:p>
          </table:table-cell>
          <table:table-cell office:value-type="float" office:value="864">
            <text:p>864</text:p>
          </table:table-cell>
          <table:table-cell office:value-type="string">
            <text:p>NA</text:p>
          </table:table-cell>
          <table:table-cell office:value-type="float" office:value="1048">
            <text:p>1048</text:p>
          </table:table-cell>
          <table:table-cell table:number-columns-repeated="2" office:value-type="string">
            <text:p>NA</text:p>
          </table:table-cell>
          <table:table-cell office:value-type="float" office:value="1237.25">
            <text:p>1237.25</text:p>
          </table:table-cell>
          <table:table-cell office:value-type="float" office:value="1246">
            <text:p>1246</text:p>
          </table:table-cell>
          <table:table-cell table:number-columns-repeated="2" office:value-type="string">
            <text:p>NA</text:p>
          </table:table-cell>
          <table:table-cell office:value-type="float" office:value="-389.25">
            <text:p>-389.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705+720)/2" office:value-type="float" office:value="712.5">
            <text:p>712.5</text:p>
          </table:table-cell>
          <table:table-cell table:formula="of:=(653+909+721)/3" office:value-type="float" office:value="761">
            <text:p>761</text:p>
          </table:table-cell>
          <table:table-cell/>
          <table:table-cell table:formula="of:=(1121+749)/2" office:value-type="float" office:value="935">
            <text:p>935</text:p>
          </table:table-cell>
          <table:table-cell table:style-name="ce1" office:value-type="string">
            <text:p>NA</text:p>
          </table:table-cell>
          <table:table-cell table:formula="of:=(908+766+856)/3" office:value-type="float" office:value="843.333333333333">
            <text:p>843.33</text:p>
          </table:table-cell>
          <table:table-cell table:number-columns-repeated="3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1" office:value-type="string">
            <text:p>NA</text:p>
          </table:table-cell>
          <table:table-cell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Default" office:value-type="float" office:value="1187">
            <text:p>1187</text:p>
          </table:table-cell>
          <table:table-cell office:value-type="string">
            <text:p>NA</text:p>
          </table:table-cell>
          <table:table-cell table:style-name="Default" office:value-type="float" office:value="783">
            <text:p>783</text:p>
          </table:table-cell>
          <table:table-cell office:value-type="float" office:value="951">
            <text:p>951</text:p>
          </table:table-cell>
          <table:table-cell office:value-type="string">
            <text:p>NA</text:p>
          </table:table-cell>
          <table:table-cell office:value-type="float" office:value="1028">
            <text:p>1028</text:p>
          </table:table-cell>
          <table:table-cell table:number-columns-repeated="2" office:value-type="string">
            <text:p>NA</text:p>
          </table:table-cell>
          <table:table-cell office:value-type="float" office:value="1042">
            <text:p>1042</text:p>
          </table:table-cell>
          <table:table-cell office:value-type="float" office:value="891">
            <text:p>891</text:p>
          </table:table-cell>
          <table:table-cell office:value-type="float" office:value="964">
            <text:p>964</text:p>
          </table:table-cell>
          <table:table-cell table:number-columns-repeated="3" office:value-type="string">
            <text:p>NA</text:p>
          </table:table-cell>
          <table:table-cell table:formula="of:=(2359+1818+1106)/3" office:value-type="float" office:value="1761">
            <text:p>1761</text:p>
          </table:table-cell>
          <table:table-cell table:number-columns-repeated="7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864+1932)/2" office:value-type="float" office:value="1398">
            <text:p>1398</text:p>
          </table:table-cell>
          <table:table-cell table:formula="of:=(972+1902+1160)/3" office:value-type="float" office:value="1344.66666666667">
            <text:p>1344.67</text:p>
          </table:table-cell>
          <table:table-cell office:value-type="float" office:value="1134">
            <text:p>1134</text:p>
          </table:table-cell>
          <table:table-cell office:value-type="float" office:value="1882">
            <text:p>1882</text:p>
          </table:table-cell>
          <table:table-cell/>
          <table:table-cell table:formula="of:=(1907+1609+1975+1424)/4" office:value-type="float" office:value="1728.75">
            <text:p>1728.75</text:p>
          </table:table-cell>
          <table:table-cell table:number-columns-repeated="3" office:value-type="string">
            <text:p>NA</text:p>
          </table:table-cell>
          <table:table-cell office:value-type="float" office:value="837">
            <text:p>837</text:p>
          </table:table-cell>
          <table:table-cell table:number-columns-repeated="2" office:value-type="string">
            <text:p>NA</text:p>
          </table:table-cell>
          <table:table-cell office:value-type="float" office:value="2098">
            <text:p>2098</text:p>
          </table:table-cell>
          <table:table-cell office:value-type="string">
            <text:p>NA</text:p>
          </table:table-cell>
          <table:table-cell table:formula="of:=(1903+1585)/2" office:value-type="float" office:value="1744">
            <text:p>1744</text:p>
          </table:table-cell>
          <table:table-cell office:value-type="float" office:value="1625">
            <text:p>1625</text:p>
          </table:table-cell>
          <table:table-cell table:number-columns-repeated="3" office:value-type="string">
            <text:p>NA</text:p>
          </table:table-cell>
          <table:table-cell table:formula="of:=(861+796)/2" office:value-type="float" office:value="828.5">
            <text:p>828.5</text:p>
          </table:table-cell>
          <table:table-cell office:value-type="float" office:value="1336">
            <text:p>1336</text:p>
          </table:table-cell>
          <table:table-cell office:value-type="float" office:value="910">
            <text:p>910</text:p>
          </table:table-cell>
          <table:table-cell office:value-type="float" office:value="1467.5">
            <text:p>1467.5</text:p>
          </table:table-cell>
          <table:table-cell table:number-columns-repeated="2" office:value-type="string">
            <text:p>NA</text:p>
          </table:table-cell>
          <table:table-cell office:value-type="float" office:value="1164.5">
            <text:p>1164.5</text:p>
          </table:table-cell>
          <table:table-cell office:value-type="float" office:value="-403.75">
            <text:p>-403.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38">
            <text:p>1238</text:p>
          </table:table-cell>
          <table:table-cell table:formula="of:=(1427+1337+1525+923)/4" office:value-type="float" office:value="1303">
            <text:p>1303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formula="of:=(827+1525+1766)/3" office:value-type="float" office:value="1372.66666666667">
            <text:p>1372.67</text:p>
          </table:table-cell>
          <table:table-cell table:formula="of:=(1968+659+802+779)/4" office:value-type="float" office:value="1052">
            <text:p>1052</text:p>
          </table:table-cell>
          <table:table-cell table:style-name="Default" office:value-type="float" office:value="2815">
            <text:p>2815</text:p>
          </table:table-cell>
          <table:table-cell table:number-columns-repeated="21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55">
            <text:p>1555</text:p>
          </table:table-cell>
          <table:table-cell office:value-type="string">
            <text:p>NA</text:p>
          </table:table-cell>
          <table:table-cell table:formula="of:=(3202+2390+2025+899+1574)/5" office:value-type="float" office:value="2018">
            <text:p>2018</text:p>
          </table:table-cell>
          <table:table-cell table:formula="of:=(1006+665+1187)/3" office:value-type="float" office:value="952.666666666667">
            <text:p>952.67</text:p>
          </table:table-cell>
          <table:table-cell table:formula="of:=(2746+1100)/2" office:value-type="float" office:value="1923">
            <text:p>1923</text:p>
          </table:table-cell>
          <table:table-cell table:formula="of:=(2049+978)/2" office:value-type="float" office:value="1513.5">
            <text:p>1513.5</text:p>
          </table:table-cell>
          <table:table-cell table:number-columns-repeated="2" office:value-type="string">
            <text:p>NA</text:p>
          </table:table-cell>
          <table:table-cell table:style-name="Default" office:value-type="float" office:value="3101">
            <text:p>3101</text:p>
          </table:table-cell>
          <table:table-cell office:value-type="float" office:value="1722">
            <text:p>1722</text:p>
          </table:table-cell>
          <table:table-cell table:number-columns-repeated="2" office:value-type="string">
            <text:p>NA</text:p>
          </table:table-cell>
          <table:table-cell office:value-type="float" office:value="1205">
            <text:p>1205</text:p>
          </table:table-cell>
          <table:table-cell office:value-type="float" office:value="1457">
            <text:p>1457</text:p>
          </table:table-cell>
          <table:table-cell office:value-type="float" office:value="1600">
            <text:p>1600</text:p>
          </table:table-cell>
          <table:table-cell office:value-type="float" office:value="1352">
            <text:p>1352</text:p>
          </table:table-cell>
          <table:table-cell office:value-type="string">
            <text:p>NA</text:p>
          </table:table-cell>
          <table:table-cell office:value-type="float" office:value="959">
            <text:p>959</text:p>
          </table:table-cell>
          <table:table-cell/>
          <table:table-cell office:value-type="float" office:value="1156">
            <text:p>1156</text:p>
          </table:table-cell>
          <table:table-cell office:value-type="float" office:value="995">
            <text:p>995</text:p>
          </table:table-cell>
          <table:table-cell office:value-type="float" office:value="763">
            <text:p>763</text:p>
          </table:table-cell>
          <table:table-cell office:value-type="string">
            <text:p>NA</text:p>
          </table:table-cell>
          <table:table-cell office:value-type="float" office:value="1871.25">
            <text:p>1871.25</text:p>
          </table:table-cell>
          <table:table-cell office:value-type="float" office:value="1137.5">
            <text:p>1137.5</text:p>
          </table:table-cell>
          <table:table-cell table:number-columns-repeated="2" office:value-type="string">
            <text:p>NA</text:p>
          </table:table-cell>
          <table:table-cell office:value-type="float" office:value="-733.75">
            <text:p>-733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6475+1197)/2" office:value-type="float" office:value="3836">
            <text:p>3836</text:p>
          </table:table-cell>
          <table:table-cell table:formula="of:=(2038+1690+1419)/3" office:value-type="float" office:value="1715.66666666667">
            <text:p>1715.67</text:p>
          </table:table-cell>
          <table:table-cell table:formula="of:=(2656+1703)/2" office:value-type="float" office:value="2179.5">
            <text:p>2179.5</text:p>
          </table:table-cell>
          <table:table-cell office:value-type="float" office:value="1453">
            <text:p>1453</text:p>
          </table:table-cell>
          <table:table-cell office:value-type="float" office:value="1708">
            <text:p>1708</text:p>
          </table:table-cell>
          <table:table-cell table:formula="of:=(2084+1424+1599)/3" office:value-type="float" office:value="1702.33333333333">
            <text:p>1702.33</text:p>
          </table:table-cell>
          <table:table-cell table:number-columns-repeated="3" office:value-type="string">
            <text:p>NA</text:p>
          </table:table-cell>
          <table:table-cell/>
          <table:table-cell table:number-columns-repeated="18" office:value-type="string">
            <text:p>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Default" office:value-type="float" office:value="1329">
            <text:p>1329</text:p>
          </table:table-cell>
          <table:table-cell table:style-name="Default" table:formula="of:=(1041+1146)/2" office:value-type="float" office:value="1093.5">
            <text:p>1093.5</text:p>
          </table:table-cell>
          <table:table-cell table:style-name="Default" office:value-type="float" office:value="1859">
            <text:p>1859</text:p>
          </table:table-cell>
          <table:table-cell table:number-columns-repeated="3" office:value-type="string">
            <text:p>NA</text:p>
          </table:table-cell>
          <table:table-cell office:value-type="float" office:value="1511">
            <text:p>1511</text:p>
          </table:table-cell>
          <table:table-cell office:value-type="string">
            <text:p>NA</text:p>
          </table:table-cell>
          <table:table-cell table:formula="of:=(2450+1135)/2" office:value-type="float" office:value="1792.5">
            <text:p>1792.5</text:p>
          </table:table-cell>
          <table:table-cell office:value-type="float" office:value="1226">
            <text:p>1226</text:p>
          </table:table-cell>
          <table:table-cell office:value-type="string">
            <text:p>NA</text:p>
          </table:table-cell>
          <table:table-cell table:formula="of:=(1796+1611)/2" office:value-type="float" office:value="1703.5">
            <text:p>1703.5</text:p>
          </table:table-cell>
          <table:table-cell office:value-type="float" office:value="1007">
            <text:p>1007</text:p>
          </table:table-cell>
          <table:table-cell table:number-columns-repeated="2" office:value-type="string">
            <text:p>NA</text:p>
          </table:table-cell>
          <table:table-cell office:value-type="float" office:value="1272">
            <text:p>1272</text:p>
          </table:table-cell>
          <table:table-cell table:number-columns-repeated="6" office:value-type="string">
            <text:p>NA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121">
            <text:p>2121</text:p>
          </table:table-cell>
          <table:table-cell table:formula="of:=(3602+1693)/2" office:value-type="float" office:value="2647.5">
            <text:p>2647.5</text:p>
          </table:table-cell>
          <table:table-cell table:formula="of:=(3209+9550+1155)/3" office:value-type="float" office:value="4638">
            <text:p>4638</text:p>
          </table:table-cell>
          <table:table-cell table:formula="of:=(1094+1543)/2" office:value-type="float" office:value="1318.5">
            <text:p>1318.5</text:p>
          </table:table-cell>
          <table:table-cell table:formula="of:=(1970+1185)/2" office:value-type="float" office:value="1577.5">
            <text:p>1577.5</text:p>
          </table:table-cell>
          <table:table-cell table:style-name="ce1" office:value-type="string">
            <text:p>NA</text:p>
          </table:table-cell>
          <table:table-cell table:style-name="Default" office:value-type="float" office:value="2528">
            <text:p>2528</text:p>
          </table:table-cell>
          <table:table-cell table:number-columns-repeated="2" office:value-type="string">
            <text:p>NA</text:p>
          </table:table-cell>
          <table:table-cell office:value-type="float" office:value="2644">
            <text:p>2644</text:p>
          </table:table-cell>
          <table:table-cell table:formula="of:=(1463+1130+920)/3" office:value-type="float" office:value="1171">
            <text:p>1171</text:p>
          </table:table-cell>
          <table:table-cell table:number-columns-repeated="2" office:value-type="string">
            <text:p>NA</text:p>
          </table:table-cell>
          <table:table-cell office:value-type="float" office:value="2084">
            <text:p>2084</text:p>
          </table:table-cell>
          <table:table-cell office:value-type="float" office:value="1715">
            <text:p>1715</text:p>
          </table:table-cell>
          <table:table-cell table:formula="of:=(2000+1277)/2" office:value-type="float" office:value="1638.5">
            <text:p>1638.5</text:p>
          </table:table-cell>
          <table:table-cell office:value-type="float" office:value="975">
            <text:p>975</text:p>
          </table:table-cell>
          <table:table-cell office:value-type="string">
            <text:p>NA</text:p>
          </table:table-cell>
          <table:table-cell office:value-type="float" office:value="1418">
            <text:p>1418</text:p>
          </table:table-cell>
          <table:table-cell table:formula="of:=(2276+996)/2" office:value-type="float" office:value="1636">
            <text:p>1636</text:p>
          </table:table-cell>
          <table:table-cell office:value-type="string">
            <text:p>NA</text:p>
          </table:table-cell>
          <table:table-cell office:value-type="float" office:value="1264">
            <text:p>1264</text:p>
          </table:table-cell>
          <table:table-cell office:value-type="float" office:value="2106.75">
            <text:p>2106.75</text:p>
          </table:table-cell>
          <table:table-cell table:number-columns-repeated="2" office:value-type="string">
            <text:p>NA</text:p>
          </table:table-cell>
          <table:table-cell office:value-type="float" office:value="1441.08333333333">
            <text:p>1441.08</text:p>
          </table:table-cell>
          <table:table-cell office:value-type="float" office:value="665.666666666667">
            <text:p>665.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2256+2110+1032)/3" office:value-type="float" office:value="1799.33333333333">
            <text:p>1799.33</text:p>
          </table:table-cell>
          <table:table-cell table:formula="of:=(4104+1041)/2" office:value-type="float" office:value="2572.5">
            <text:p>2572.5</text:p>
          </table:table-cell>
          <table:table-cell office:value-type="float" office:value="1255">
            <text:p>1255</text:p>
          </table:table-cell>
          <table:table-cell office:value-type="float" office:value="2153">
            <text:p>2153</text:p>
          </table:table-cell>
          <table:table-cell office:value-type="float" office:value="923">
            <text:p>923</text:p>
          </table:table-cell>
          <table:table-cell table:formula="of:=(4983+1319+1310+2397)/4" office:value-type="float" office:value="2502.25">
            <text:p>2502.25</text:p>
          </table:table-cell>
          <table:table-cell table:number-columns-repeated="22" office:value-type="string">
            <text:p>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1433+1324)/2" office:value-type="float" office:value="1378.5">
            <text:p>1378.5</text:p>
          </table:table-cell>
          <table:table-cell table:formula="of:=(1488+1016+1176+1167+2638)/5" office:value-type="float" office:value="1497">
            <text:p>1497</text:p>
          </table:table-cell>
          <table:table-cell table:formula="of:=(2604+2423)/2" office:value-type="float" office:value="2513.5">
            <text:p>2513.5</text:p>
          </table:table-cell>
          <table:table-cell table:formula="of:=(1338+1359+1129)/3" office:value-type="float" office:value="1275.33333333333">
            <text:p>1275.33</text:p>
          </table:table-cell>
          <table:table-cell office:value-type="float" office:value="1126">
            <text:p>1126</text:p>
          </table:table-cell>
          <table:table-cell office:value-type="float" office:value="1430">
            <text:p>143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float" office:value="1073">
            <text:p>1073</text:p>
          </table:table-cell>
          <table:table-cell office:value-type="string">
            <text:p>NA</text:p>
          </table:table-cell>
          <table:table-cell office:value-type="float" office:value="990">
            <text:p>990</text:p>
          </table:table-cell>
          <table:table-cell office:value-type="float" office:value="3399">
            <text:p>3399</text:p>
          </table:table-cell>
          <table:table-cell office:value-type="float" office:value="1335">
            <text:p>1335</text:p>
          </table:table-cell>
          <table:table-cell/>
          <table:table-cell office:value-type="float" office:value="3511">
            <text:p>3511</text:p>
          </table:table-cell>
          <table:table-cell table:formula="of:=(2434+1069)/2" office:value-type="float" office:value="1751.5">
            <text:p>1751.5</text:p>
          </table:table-cell>
          <table:table-cell/>
          <table:table-cell table:number-columns-repeated="4" office:value-type="string">
            <text:p>NA</text:p>
          </table:table-cell>
          <table:table-cell office:value-type="float" office:value="4364">
            <text:p>4364</text:p>
          </table:table-cell>
          <table:table-cell office:value-type="float" office:value="1126">
            <text:p>1126</text:p>
          </table:table-cell>
          <table:table-cell office:value-type="string">
            <text:p>NA</text:p>
          </table:table-cell>
          <table:table-cell office:value-type="float" office:value="2006.33333333333">
            <text:p>2006.33</text:p>
          </table:table-cell>
          <table:table-cell office:value-type="float" office:value="2413.83333333333">
            <text:p>2413.83</text:p>
          </table:table-cell>
          <table:table-cell table:number-columns-repeated="2" office:value-type="string">
            <text:p>NA</text:p>
          </table:table-cell>
          <table:table-cell office:value-type="float" office:value="407.5">
            <text:p>4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3719+1409+962+875)/4" office:value-type="float" office:value="1741.25">
            <text:p>1741.25</text:p>
          </table:table-cell>
          <table:table-cell/>
          <table:table-cell office:value-type="float" office:value="10545">
            <text:p>10545</text:p>
          </table:table-cell>
          <table:table-cell table:formula="of:=(2752+1279+3078+750)/4" office:value-type="float" office:value="1964.75">
            <text:p>1964.75</text:p>
          </table:table-cell>
          <table:table-cell office:value-type="float" office:value="5127">
            <text:p>5127</text:p>
          </table:table-cell>
          <table:table-cell table:formula="of:=(29885+4582)/2" office:value-type="float" office:value="17233.5">
            <text:p>17233.5</text:p>
          </table:table-cell>
          <table:table-cell table:number-columns-repeated="22" office:value-type="string">
            <text:p>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Default" office:value-type="float" office:value="2562">
            <text:p>2562</text:p>
          </table:table-cell>
          <table:table-cell table:number-columns-repeated="2" office:value-type="string">
            <text:p>NA</text:p>
          </table:table-cell>
          <table:table-cell office:value-type="float" office:value="1732">
            <text:p>1732</text:p>
          </table:table-cell>
          <table:table-cell office:value-type="string">
            <text:p>NA</text:p>
          </table:table-cell>
          <table:table-cell office:value-type="float" office:value="3763">
            <text:p>3763</text:p>
          </table:table-cell>
          <table:table-cell office:value-type="string">
            <text:p>NA</text:p>
          </table:table-cell>
          <table:table-cell office:value-type="float" office:value="3738">
            <text:p>3738</text:p>
          </table:table-cell>
          <table:table-cell office:value-type="float" office:value="3353">
            <text:p>3353</text:p>
          </table:table-cell>
          <table:table-cell/>
          <table:table-cell office:value-type="float" office:value="1993">
            <text:p>1993</text:p>
          </table:table-cell>
          <table:table-cell table:formula="of:=(4857+1331)/2" office:value-type="float" office:value="3094">
            <text:p>3094</text:p>
          </table:table-cell>
          <table:table-cell office:value-type="float" office:value="1288">
            <text:p>1288</text:p>
          </table:table-cell>
          <table:table-cell office:value-type="string">
            <text:p>NA</text:p>
          </table:table-cell>
          <table:table-cell table:formula="of:=(2142+1688)/2" office:value-type="float" office:value="1915">
            <text:p>1915</text:p>
          </table:table-cell>
          <table:table-cell office:value-type="float" office:value="1442">
            <text:p>1442</text:p>
          </table:table-cell>
          <table:table-cell table:number-columns-repeated="6" office:value-type="string">
            <text:p>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1424+1161+1159)/3" office:value-type="float" office:value="1248">
            <text:p>1248</text:p>
          </table:table-cell>
          <table:table-cell table:formula="of:=(4880+3993+2657)/3" office:value-type="float" office:value="3843.33333333333">
            <text:p>3843.33</text:p>
          </table:table-cell>
          <table:table-cell table:formula="of:=(1909+4029+2200)/3" office:value-type="float" office:value="2712.66666666667">
            <text:p>2712.67</text:p>
          </table:table-cell>
          <table:table-cell/>
          <table:table-cell table:formula="of:=(1257+1812)/2" office:value-type="float" office:value="1534.5">
            <text:p>1534.5</text:p>
          </table:table-cell>
          <table:table-cell table:formula="of:=(5635+292+37717)/3" office:value-type="float" office:value="14548">
            <text:p>14548</text:p>
          </table:table-cell>
          <table:table-cell table:style-name="Default" office:value-type="float" office:value="3116">
            <text:p>3116</text:p>
          </table:table-cell>
          <table:table-cell table:number-columns-repeated="3" office:value-type="string">
            <text:p>NA</text:p>
          </table:table-cell>
          <table:table-cell table:formula="of:=(1474+1113)/2" office:value-type="float" office:value="1293.5">
            <text:p>1293.5</text:p>
          </table:table-cell>
          <table:table-cell table:number-columns-repeated="2" office:value-type="string">
            <text:p>NA</text:p>
          </table:table-cell>
          <table:table-cell office:value-type="float" office:value="1232">
            <text:p>1232</text:p>
          </table:table-cell>
          <table:table-cell/>
          <table:table-cell office:value-type="float" office:value="3328">
            <text:p>3328</text:p>
          </table:table-cell>
          <table:table-cell table:formula="of:=(867+1087)/2" office:value-type="float" office:value="977">
            <text:p>977</text:p>
          </table:table-cell>
          <table:table-cell table:number-columns-repeated="3" office:value-type="string">
            <text:p>NA</text:p>
          </table:table-cell>
          <table:table-cell table:formula="of:=(1560+1811+1537)/3" office:value-type="float" office:value="1636">
            <text:p>1636</text:p>
          </table:table-cell>
          <table:table-cell office:value-type="string">
            <text:p>NA</text:p>
          </table:table-cell>
          <table:table-cell office:value-type="float" office:value="1880.5">
            <text:p>1880.5</text:p>
          </table:table-cell>
          <table:table-cell table:number-columns-repeated="2" office:value-type="string">
            <text:p>NA</text:p>
          </table:table-cell>
          <table:table-cell office:value-type="float" office:value="1980.33333333333">
            <text:p>1980.3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927">
            <text:p>927</text:p>
          </table:table-cell>
          <table:table-cell table:formula="of:=(1839+1767)/2" office:value-type="float" office:value="1803">
            <text:p>1803</text:p>
          </table:table-cell>
          <table:table-cell office:value-type="float" office:value="3469">
            <text:p>3469</text:p>
          </table:table-cell>
          <table:table-cell/>
          <table:table-cell table:formula="of:=(1620+998+1592)/3" office:value-type="float" office:value="1403.33333333333">
            <text:p>1403.33</text:p>
          </table:table-cell>
          <table:table-cell table:formula="of:=(2611+3332+1331+2097+2174)/5" office:value-type="float" office:value="2309">
            <text:p>2309</text:p>
          </table:table-cell>
          <table:table-cell table:number-columns-repeated="22" office:value-type="string">
            <text:p>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2803+4390+1376)/3" office:value-type="float" office:value="2856.33333333333">
            <text:p>2856.33</text:p>
          </table:table-cell>
          <table:table-cell table:formula="of:=(2857+2390+4188+4395)/4" office:value-type="float" office:value="3457.5">
            <text:p>3457.5</text:p>
          </table:table-cell>
          <table:table-cell table:formula="of:=(1151+2246)/2" office:value-type="float" office:value="1698.5">
            <text:p>1698.5</text:p>
          </table:table-cell>
          <table:table-cell table:formula="of:=(1567+930)/2" office:value-type="float" office:value="1248.5">
            <text:p>1248.5</text:p>
          </table:table-cell>
          <table:table-cell office:value-type="float" office:value="1126">
            <text:p>1126</text:p>
          </table:table-cell>
          <table:table-cell table:formula="of:=(1484+2654)/2" office:value-type="float" office:value="2069">
            <text:p>2069</text:p>
          </table:table-cell>
          <table:table-cell table:style-name="Default" office:value-type="float" office:value="2211">
            <text:p>2211</text:p>
          </table:table-cell>
          <table:table-cell table:style-name="Default" office:value-type="float" office:value="1100">
            <text:p>1100</text:p>
          </table:table-cell>
          <table:table-cell office:value-type="string">
            <text:p>NA</text:p>
          </table:table-cell>
          <table:table-cell office:value-type="float" office:value="918">
            <text:p>918</text:p>
          </table:table-cell>
          <table:table-cell table:number-columns-repeated="4" office:value-type="string">
            <text:p>NA</text:p>
          </table:table-cell>
          <table:table-cell office:value-type="float" office:value="841">
            <text:p>841</text:p>
          </table:table-cell>
          <table:table-cell office:value-type="float" office:value="3894">
            <text:p>3894</text:p>
          </table:table-cell>
          <table:table-cell office:value-type="float" office:value="1894">
            <text:p>1894</text:p>
          </table:table-cell>
          <table:table-cell table:formula="of:=(2412+2413)/2" office:value-type="float" office:value="2412.5">
            <text:p>2412.5</text:p>
          </table:table-cell>
          <table:table-cell table:number-columns-repeated="3" office:value-type="string">
            <text:p>NA</text:p>
          </table:table-cell>
          <table:table-cell table:formula="of:=(2826+803)/2" office:value-type="float" office:value="1814.5">
            <text:p>1814.5</text:p>
          </table:table-cell>
          <table:table-cell office:value-type="string">
            <text:p>NA</text:p>
          </table:table-cell>
          <table:table-cell office:value-type="float" office:value="1409.66666666667">
            <text:p>1409.67</text:p>
          </table:table-cell>
          <table:table-cell office:value-type="float" office:value="2171.2">
            <text:p>2171.2</text:p>
          </table:table-cell>
          <table:table-cell/>
          <table:table-cell office:value-type="float" office:value="470.833333333333">
            <text:p>470.83</text:p>
          </table:table-cell>
          <table:table-cell office:value-type="float" office:value="761.533333333333">
            <text:p>761.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table:formula="of:=(1929+1197+764)/2" office:value-type="float" office:value="1945">
            <text:p>1945</text:p>
          </table:table-cell>
          <table:table-cell office:value-type="float" office:value="1295">
            <text:p>1295</text:p>
          </table:table-cell>
          <table:table-cell table:formula="of:=(1584+631+892)/3" office:value-type="float" office:value="1035.66666666667">
            <text:p>1035.67</text:p>
          </table:table-cell>
          <table:table-cell table:formula="of:=(2006+1106)/2" office:value-type="float" office:value="1556">
            <text:p>1556</text:p>
          </table:table-cell>
          <table:table-cell table:formula="of:=(1708+1392)/2" office:value-type="float" office:value="1550">
            <text:p>1550</text:p>
          </table:table-cell>
          <table:table-cell table:number-columns-repeated="22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A</text:p>
          </table:table-cell>
          <table:table-cell table:style-name="Default" office:value-type="float" office:value="2460">
            <text:p>2460</text:p>
          </table:table-cell>
          <table:table-cell office:value-type="string">
            <text:p>NA</text:p>
          </table:table-cell>
          <table:table-cell table:style-name="Default" office:value-type="float" office:value="1901">
            <text:p>1901</text:p>
          </table:table-cell>
          <table:table-cell office:value-type="float" office:value="1305">
            <text:p>1305</text:p>
          </table:table-cell>
          <table:table-cell office:value-type="string">
            <text:p>NA</text:p>
          </table:table-cell>
          <table:table-cell office:value-type="float" office:value="1136">
            <text:p>1136</text:p>
          </table:table-cell>
          <table:table-cell office:value-type="float" office:value="1407">
            <text:p>1407</text:p>
          </table:table-cell>
          <table:table-cell table:formula="of:=(10671+2022)/2" office:value-type="float" office:value="6346.5">
            <text:p>6346.5</text:p>
          </table:table-cell>
          <table:table-cell table:number-columns-repeated="2"/>
          <table:table-cell table:formula="of:=(3557+896)/2" office:value-type="float" office:value="2226.5">
            <text:p>2226.5</text:p>
          </table:table-cell>
          <table:table-cell office:value-type="string">
            <text:p>NA</text:p>
          </table:table-cell>
          <table:table-cell office:value-type="float" office:value="838">
            <text:p>838</text:p>
          </table:table-cell>
          <table:table-cell office:value-type="float" office:value="1320">
            <text:p>1320</text:p>
          </table:table-cell>
          <table:table-cell office:value-type="float" office:value="1601">
            <text:p>1601</text:p>
          </table:table-cell>
          <table:table-cell table:number-columns-repeated="7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15">
            <text:p>715</text:p>
          </table:table-cell>
          <table:table-cell office:value-type="float" office:value="1521">
            <text:p>1521</text:p>
          </table:table-cell>
          <table:table-cell table:formula="of:=(2282+963+1045+1049)/4" office:value-type="float" office:value="1334.75">
            <text:p>1334.75</text:p>
          </table:table-cell>
          <table:table-cell table:formula="of:=(1568+1834)/2" office:value-type="float" office:value="1701">
            <text:p>1701</text:p>
          </table:table-cell>
          <table:table-cell office:value-type="float" office:value="1953">
            <text:p>1953</text:p>
          </table:table-cell>
          <table:table-cell table:formula="of:=(3662+1591+1147+1000)/4" office:value-type="float" office:value="1850">
            <text:p>1850</text:p>
          </table:table-cell>
          <table:table-cell table:number-columns-repeated="2" office:value-type="string">
            <text:p>NA</text:p>
          </table:table-cell>
          <table:table-cell table:style-name="Default" table:formula="of:=(2543+1260)/2" office:value-type="float" office:value="1901.5">
            <text:p>1901.5</text:p>
          </table:table-cell>
          <table:table-cell office:value-type="float" office:value="1710">
            <text:p>1710</text:p>
          </table:table-cell>
          <table:table-cell office:value-type="string">
            <text:p>NA</text:p>
          </table:table-cell>
          <table:table-cell table:formula="of:=(1330+962)/2" office:value-type="float" office:value="1146">
            <text:p>1146</text:p>
          </table:table-cell>
          <table:table-cell office:value-type="float" office:value="1224">
            <text:p>1224</text:p>
          </table:table-cell>
          <table:table-cell office:value-type="string">
            <text:p>NA</text:p>
          </table:table-cell>
          <table:table-cell office:value-type="float" office:value="3957">
            <text:p>3957</text:p>
          </table:table-cell>
          <table:table-cell office:value-type="float" office:value="2805">
            <text:p>2805</text:p>
          </table:table-cell>
          <table:table-cell table:number-columns-repeated="2" office:value-type="string">
            <text:p>NA</text:p>
          </table:table-cell>
          <table:table-cell office:value-type="float" office:value="1236">
            <text:p>1236</text:p>
          </table:table-cell>
          <table:table-cell office:value-type="float" office:value="1272">
            <text:p>1272</text:p>
          </table:table-cell>
          <table:table-cell office:value-type="float" office:value="2464">
            <text:p>2464</text:p>
          </table:table-cell>
          <table:table-cell office:value-type="string">
            <text:p>NA</text:p>
          </table:table-cell>
          <table:table-cell office:value-type="float" office:value="1495.375">
            <text:p>1495.38</text:p>
          </table:table-cell>
          <table:table-cell table:number-columns-repeated="2" office:value-type="string">
            <text:p>NA</text:p>
          </table:table-cell>
          <table:table-cell office:value-type="float" office:value="2346.8">
            <text:p>2346.8</text:p>
          </table:table-cell>
          <table:table-cell office:value-type="float" office:value="-851.425">
            <text:p>-851.4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67">
            <text:p>1767</text:p>
          </table:table-cell>
          <table:table-cell office:value-type="float" office:value="1302">
            <text:p>1302</text:p>
          </table:table-cell>
          <table:table-cell table:formula="of:=(1281+1005)/2" office:value-type="float" office:value="1143">
            <text:p>1143</text:p>
          </table:table-cell>
          <table:table-cell table:formula="of:=(4640+1612+1087)/3" office:value-type="float" office:value="2446.33333333333">
            <text:p>2446.33</text:p>
          </table:table-cell>
          <table:table-cell table:formula="of:=(2917+1434+1221+1098)/4" office:value-type="float" office:value="1667.5">
            <text:p>1667.5</text:p>
          </table:table-cell>
          <table:table-cell office:value-type="float" office:value="3193">
            <text:p>3193</text:p>
          </table:table-cell>
          <table:table-cell table:number-columns-repeated="2" office:value-type="string">
            <text:p>NA</text:p>
          </table:table-cell>
          <table:table-cell table:style-name="Default" office:value-type="string">
            <text:p>NA</text:p>
          </table:table-cell>
          <table:table-cell table:number-columns-repeated="5" office:value-type="string">
            <text:p>NA</text:p>
          </table:table-cell>
          <table:table-cell table:number-columns-repeated="2"/>
          <table:table-cell table:number-columns-repeated="12" office:value-type="string">
            <text:p>NA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58">
            <text:p>1858</text:p>
          </table:table-cell>
          <table:table-cell office:value-type="float" office:value="1769">
            <text:p>1769</text:p>
          </table:table-cell>
          <table:table-cell office:value-type="float" office:value="1861">
            <text:p>1861</text:p>
          </table:table-cell>
          <table:table-cell office:value-type="float" office:value="1703">
            <text:p>1703</text:p>
          </table:table-cell>
          <table:table-cell office:value-type="float" office:value="1495">
            <text:p>1495</text:p>
          </table:table-cell>
          <table:table-cell table:formula="of:=(4059+2635+1398)/3" office:value-type="float" office:value="2697.33333333333">
            <text:p>2697.33</text:p>
          </table:table-cell>
          <table:table-cell table:style-name="Default" office:value-type="float" office:value="2349">
            <text:p>2349</text:p>
          </table:table-cell>
          <table:table-cell table:style-name="Default" table:formula="of:=(5845+1912)/2" office:value-type="float" office:value="3878.5">
            <text:p>3878.5</text:p>
          </table:table-cell>
          <table:table-cell table:style-name="Default" office:value-type="string">
            <text:p>NA</text:p>
          </table:table-cell>
          <table:table-cell office:value-type="float" office:value="4679">
            <text:p>4679</text:p>
          </table:table-cell>
          <table:table-cell office:value-type="float" office:value="1188">
            <text:p>1188</text:p>
          </table:table-cell>
          <table:table-cell office:value-type="string">
            <text:p>NA</text:p>
          </table:table-cell>
          <table:table-cell office:value-type="float" office:value="2048">
            <text:p>2048</text:p>
          </table:table-cell>
          <table:table-cell office:value-type="float" office:value="1142">
            <text:p>1142</text:p>
          </table:table-cell>
          <table:table-cell table:formula="of:=(4861+1552)/2" office:value-type="float" office:value="3206.5">
            <text:p>3206.5</text:p>
          </table:table-cell>
          <table:table-cell table:formula="of:=(4828+1361+1415)/3" office:value-type="float" office:value="2534.66666666667">
            <text:p>2534.67</text:p>
          </table:table-cell>
          <table:table-cell table:formula="of:=(1196+1073)/2" office:value-type="float" office:value="1134.5">
            <text:p>1134.5</text:p>
          </table:table-cell>
          <table:table-cell office:value-type="float" office:value="1578">
            <text:p>1578</text:p>
          </table:table-cell>
          <table:table-cell table:number-columns-repeated="3" office:value-type="string">
            <text:p>NA</text:p>
          </table:table-cell>
          <table:table-cell office:value-type="float" office:value="2321">
            <text:p>2321</text:p>
          </table:table-cell>
          <table:table-cell office:value-type="string">
            <text:p>NA</text:p>
          </table:table-cell>
          <table:table-cell office:value-type="float" office:value="2547.41666666667">
            <text:p>2547.42</text:p>
          </table:table-cell>
          <table:table-cell office:value-type="float" office:value="2154.93333333333">
            <text:p>2154.93</text:p>
          </table:table-cell>
          <table:table-cell table:number-columns-repeated="2" office:value-type="string">
            <text:p>NA</text:p>
          </table:table-cell>
          <table:table-cell office:value-type="float" office:value="-392.483333333333">
            <text:p>-392.4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3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risroe Richard</meta:initial-creator>
    <meta:creation-date>2010-11-18T11:45:09.61</meta:creation-date>
    <dc:date>2010-11-19T13:36:07.71</dc:date>
    <dc:creator>Morrisroe Richard</dc:creator>
    <meta:editing-duration>PT02H17M02S</meta:editing-duration>
    <meta:editing-cycles>6</meta:editing-cycles>
    <meta:generator>OpenOffice.org/3.2$Win32 OpenOffice.org_project/320m18$Build-9502</meta:generator>
    <meta:document-statistic meta:table-count="3" meta:cell-count="762" meta:object-count="0"/>
  </office:meta>
</office:document-meta>
</file>